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30000001391B82C7409B727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9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97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7.8999996185303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3.399cm" svg:height="2.295cm" svg:x="3.3cm" svg:y="2.548cm" presentation:class="title" presentation:placeholder="true">
          <draw:text-box/>
        </draw:frame>
        <draw:frame presentation:style-name="pr2" draw:text-style-name="P1" draw:layer="layout" svg:width="23.399cm" svg:height="7.974cm" svg:x="3.3cm" svg:y="5.217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nav_5f_home" draw:display-name="nav_home" xlink:href="Pictures/10000201000000130000001391B82C7409B727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729fcf"/>
      <style:paragraph-properties fo:margin-left="2cm" fo:margin-right="0cm" fo:margin-top="2cm" fo:margin-bottom="0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8cm" fo:margin-bottom="0cm" fo:text-indent="0cm"/>
      <style:text-properties fo:font-size="2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1cm" fo:margin-bottom="0cm" fo:text-indent="0cm"/>
      <style:text-properties fo:font-size="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4cm" fo:margin-bottom="0cm" fo:text-indent="0cm"/>
      <style:text-properties fo:font-size="17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729fc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48cm" fo:margin-bottom="0cm" fo:text-indent="0cm"/>
      <style:text-properties fo:font-size="24.5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61cm" fo:margin-bottom="0cm" fo:text-indent="0cm"/>
      <style:text-properties fo:font-size="21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74cm" fo:margin-bottom="0cm" fo:text-indent="0cm"/>
      <style:text-properties fo:font-size="17.5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nav_5f_home" style:repeat="stretch" draw:fill-image-ref-point-x="0%" draw:fill-image-ref-point-y="0%" draw:fill-image-ref-point="center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48cm" fo:margin-bottom="0cm" fo:text-indent="0cm"/>
      <style:text-properties fo:font-size="24.5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61cm" fo:margin-bottom="0cm" fo:text-indent="0cm"/>
      <style:text-properties fo:font-size="21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74cm" fo:margin-bottom="0cm" fo:text-indent="0cm"/>
      <style:text-properties fo:font-size="17.5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nav_5f_hom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48cm" fo:margin-bottom="0cm" fo:text-indent="0cm"/>
      <style:text-properties fo:font-size="24.5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61cm" fo:margin-bottom="0cm" fo:text-indent="0cm"/>
      <style:text-properties fo:font-size="21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74cm" fo:margin-bottom="0cm" fo:text-indent="0cm"/>
      <style:text-properties fo:font-size="17.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0cm" fo:margin-left="2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729fcf"/>
    </style:style>
    <style:style style:name="Mdp1c" style:family="drawing-page">
      <style:drawing-page-properties draw:background-size="full" draw:fill="solid" draw:fill-color="#729fcf"/>
    </style:style>
    <style:style style:name="Mdp2" style:family="drawing-page">
      <style:drawing-page-properties draw:background-size="border" draw:fill="bitmap" draw:fill-image-name="nav_5f_home" style:repeat="stretch" draw:fill-image-ref-point-x="0%" draw:fill-image-ref-point-y="0%" draw:fill-image-ref-point="center"/>
    </style:style>
    <style:style style:name="Mdp3" style:family="drawing-page">
      <style:drawing-page-properties draw:background-size="full" draw:fill="bitmap" draw:fill-image-name="nav_5f_home" draw:fill-image-width="0cm" draw:fill-image-height="0cm" style:repeat="stretch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
            <presentation:header/>
          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
            <presentation:date-time/>
          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
            <presentation:footer/>
          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
            <text:page-number>&lt;number&gt;</text:page-number>
          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3.399cm" svg:height="2.295cm" svg:x="3.3cm" svg:y="2.548cm" presentation:class="title" presentation:placeholder="true">
        <draw:text-box/>
      </draw:frame>
    </style:master-page>
    <style:master-page style:name="Default_20_3" style:display-name="Default 3" style:page-layout-name="PM1" draw:style-name="Mdp1c">
      <draw:frame presentation:style-name="Default_20_3-title" draw:layer="backgroundobjects" svg:width="23.399cm" svg:height="2.295cm" svg:x="3.3cm" svg:y="2.548cm" presentation:class="title" presentation:placeholder="true">
        <draw:text-box/>
      </draw:frame>
    </style:master-page>
    <style:master-page style:name="Default_20_2" style:display-name="Default 2" style:page-layout-name="PM1" draw:style-name="Mdp2">
      <draw:frame presentation:style-name="Default_20_2-title" draw:layer="backgroundobjects" svg:width="23.399cm" svg:height="2.295cm" svg:x="3.3cm" svg:y="2.548cm" presentation:class="title" presentation:placeholder="true">
        <draw:text-box/>
      </draw:frame>
    </style:master-page>
    <style:master-page style:name="Default_20_1" style:display-name="Default 1" style:page-layout-name="PM1" draw:style-name="Mdp3">
      <draw:frame presentation:style-name="Default_20_1-title" draw:layer="backgroundobjects" svg:width="23.399cm" svg:height="2.295cm" svg:x="3.3cm" svg:y="2.548cm" presentation:class="title" presentation:placeholder="true">
        <draw:text-box/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21:51:34.309080244</meta:creation-date>
    <dc:date>2021-03-22T21:54:52.616013954</dc:date>
    <meta:editing-duration>PT3M22S</meta:editing-duration>
    <meta:editing-cycles>1</meta:editing-cycles>
    <meta:document-statistic meta:object-count="58"/>
    <meta:generator>LibreOfficeDev/7.2.0.0.alpha0$Linux_X86_64 LibreOffice_project/c8b3eabfb33be3f225ee296f0a1284408efe3d9b</meta:generator>
  </office:meta>
</office:document-meta>
</file>